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10.t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pcoming EC Calls Kimmo Rossi and European Commission and Luxembourg</text:p>
          </table:table-cell>
          <table:table-cell table:number-columns-repeated="2"/>
          <table:table-cell office:value-type="string" calcext:value-type="string">
            <text:p>http://www.mt-archive.info/10/Translingual-Europe-2010-Rossi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tian Creole: Developing MT for a Low Data Language</text:p>
          </table:table-cell>
          <table:table-cell office:value-type="string" calcext:value-type="string">
            <text:p>Will Lewis</text:p>
          </table:table-cell>
          <table:table-cell/>
          <table:table-cell office:value-type="string" calcext:value-type="string">
            <text:p>http://www.mt-archive.info/10/Translingual-Europe-2010-Lewi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lation Technology for Fighting World Poverty</text:p>
          </table:table-cell>
          <table:table-cell office:value-type="string" calcext:value-type="string">
            <text:p>Lori Thicke</text:p>
          </table:table-cell>
          <table:table-cell/>
          <table:table-cell office:value-type="string" calcext:value-type="string">
            <text:p>http://www.mt-archive.info/10/Translingual-Europe-2010-Thicke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es on MT and Language Information Processing of CCLIE &amp; BIT.</text:p>
          </table:table-cell>
          <table:table-cell office:value-type="string" calcext:value-type="string">
            <text:p>Heyan Huang</text:p>
          </table:table-cell>
          <table:table-cell/>
          <table:table-cell office:value-type="string" calcext:value-type="string">
            <text:p>http://www.mt-archive.info/10/Translingual-Europe-2010-Huang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US Data Association: News and Roadmap</text:p>
          </table:table-cell>
          <table:table-cell office:value-type="string" calcext:value-type="string">
            <text:p>Jaap van der Me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-NET: Towards the Multilingual Europe Technology Alliance</text:p>
          </table:table-cell>
          <table:table-cell office:value-type="string" calcext:value-type="string">
            <text:p>Hans Uszkor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MatrixPlus - Evaluation, Localisation, Open Source.</text:p>
          </table:table-cell>
          <table:table-cell office:value-type="string" calcext:value-type="string">
            <text:p>Josef van Genabith</text:p>
          </table:table-cell>
          <table:table-cell/>
          <table:table-cell office:value-type="string" calcext:value-type="string">
            <text:p>http://www.mt-archive.info/10/Translingual-Europe-2010-vanGenabith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ty Translation, what is it, when to use it, how to manage it.</text:p>
          </table:table-cell>
          <table:table-cell office:value-type="string" calcext:value-type="string">
            <text:p>Willem Stoeller</text:p>
          </table:table-cell>
          <table:table-cell/>
          <table:table-cell office:value-type="string" calcext:value-type="string">
            <text:p>http://www.mt-archive.info/10/Translingual-Europe-2010-Stoeller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balSight MT integration [PDF of PPT presentation,</text:p>
          </table:table-cell>
          <table:table-cell office:value-type="string" calcext:value-type="string">
            <text:p>Antione Rey</text:p>
          </table:table-cell>
          <table:table-cell/>
          <table:table-cell office:value-type="string" calcext:value-type="string">
            <text:p>http://www.mt-archive.info/10/Translingual-Europe-2010-Rey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tsMT! – Towards Cloud-Based Service for MT Generation</text:p>
          </table:table-cell>
          <table:table-cell office:value-type="string" calcext:value-type="string">
            <text:p>Andrejs Vasiljevs</text:p>
          </table:table-cell>
          <table:table-cell/>
          <table:table-cell office:value-type="string" calcext:value-type="string">
            <text:p>http://www.mt-archive.info/10/Translingual-Europe-2010-Vasiljevs-1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tribution to panel Small Languages: Maltese</text:p>
          </table:table-cell>
          <table:table-cell table:style-name="ce2" office:value-type="string" calcext:value-type="string">
            <text:p>Mike Rosner</text:p>
          </table:table-cell>
          <table:table-cell table:style-name="ce3"/>
          <table:table-cell office:value-type="string" calcext:value-type="string">
            <text:p>http://www.mt-archive.info/10/Translingual-Europe-2010-Rosner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tribution to panel Small Languages: Latvian</text:p>
          </table:table-cell>
          <table:table-cell table:style-name="ce2" office:value-type="string" calcext:value-type="string">
            <text:p>Andrejs Vasiljevs</text:p>
          </table:table-cell>
          <table:table-cell table:style-name="ce3"/>
          <table:table-cell office:value-type="string" calcext:value-type="string">
            <text:p>http://www.mt-archive.info/10/Translingual-Europe-2010-Vasiljevs-2.pdf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ontribution to panel Small Languages: Dutch</text:p>
          </table:table-cell>
          <table:table-cell table:style-name="ce2" office:value-type="string" calcext:value-type="string">
            <text:p>Alice Dijkstra</text:p>
          </table:table-cell>
          <table:table-cell table:style-name="ce3"/>
          <table:table-cell office:value-type="string" calcext:value-type="string">
            <text:p>http://www.mt-archive.info/10/Translingual-Europe-2010-Dijkstr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ia Online Company &amp; Technology Overview</text:p>
          </table:table-cell>
          <table:table-cell office:value-type="string" calcext:value-type="string">
            <text:p>Kirti Vashee</text:p>
          </table:table-cell>
          <table:table-cell/>
          <table:table-cell office:value-type="string" calcext:value-type="string">
            <text:p>http://www.mt-archive.info/10/Translingual-Europe-2010-Vashee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/Open-Source Machine Translation: the Apertium Platform</text:p>
          </table:table-cell>
          <table:table-cell office:value-type="string" calcext:value-type="string">
            <text:p>Mikel Forcada</text:p>
          </table:table-cell>
          <table:table-cell/>
          <table:table-cell office:value-type="string" calcext:value-type="string">
            <text:p>http://www.mt-archive.info/10/Translingual-Europe-2010-Forcad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ble and efficient management of translation quality</text:p>
          </table:table-cell>
          <table:table-cell office:value-type="string" calcext:value-type="string">
            <text:p>Julia Epiphantseva</text:p>
          </table:table-cell>
          <table:table-cell/>
          <table:table-cell office:value-type="string" calcext:value-type="string">
            <text:p>http://www.mt-archive.info/10/Translingual-Europe-2010-Epiphantseva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volution of the European Machine Translation Programme at the EPO.</text:p>
          </table:table-cell>
          <table:table-cell office:value-type="string" calcext:value-type="string">
            <text:p>Patrizia Biani</text:p>
          </table:table-cell>
          <table:table-cell/>
          <table:table-cell office:value-type="string" calcext:value-type="string">
            <text:p>http://www.mt-archive.info/10/Translingual-Europe-2010-Biani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 Translation at the European Commission.</text:p>
          </table:table-cell>
          <table:table-cell office:value-type="string" calcext:value-type="string">
            <text:p>Spyridon Pilos</text:p>
          </table:table-cell>
          <table:table-cell/>
          <table:table-cell office:value-type="string" calcext:value-type="string">
            <text:p>http://www.mt-archive.info/10/Translingual-Europe-2010-Pilo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10: The Industrialisation of MT</text:p>
          </table:table-cell>
          <table:table-cell office:value-type="string" calcext:value-type="string">
            <text:p>Fred Hollowood</text:p>
          </table:table-cell>
          <table:table-cell/>
          <table:table-cell office:value-type="string" calcext:value-type="string">
            <text:p>http://www.mt-archive.info/10/Translingual-Europe-2010-Hollowood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 Change and Linguistic Diversity – Future Challenges for MT.</text:p>
          </table:table-cell>
          <table:table-cell office:value-type="string" calcext:value-type="string">
            <text:p>Sabine Andersen-Kirchmeier</text:p>
          </table:table-cell>
          <table:table-cell/>
          <table:table-cell office:value-type="string" calcext:value-type="string">
            <text:p>http://www.mt-archive.info/10/Translingual-Europe-2010-Kirchmeier-Andersen.pdf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0.te'.A1:'2010.te'.AMJ11 '2010.te'.A15:'2010.te'.AMJ1048576 '2010.te'.D12:'2010.te'.AMJ14">
            <calcext:condition calcext:apply-style-name="Accent" calcext:value="duplicate" calcext:base-cell-address="'2010.te'.A1"/>
          </calcext:conditional-format>
          <calcext:conditional-format calcext:target-range-address="'2010.te'.C12:'2010.te'.C14">
            <calcext:condition calcext:apply-style-name="Accent" calcext:value="duplicate" calcext:base-cell-address="'2010.te'.C12"/>
          </calcext:conditional-format>
          <calcext:conditional-format calcext:target-range-address="'2010.te'.B12:'2010.te'.B14">
            <calcext:condition calcext:apply-style-name="Accent" calcext:value="duplicate" calcext:base-cell-address="'2010.te'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5:33:28.101810219</dc:date>
    <meta:editing-duration>PT7M4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